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Arial1" svg:font-family="Arial"/>
    <style:font-face style:name="Calibri" svg:font-family="Calibri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1.3957in"/>
    </style:style>
    <style:style style:family="table-column" style:name="co2">
      <style:table-column-properties fo:break-before="auto" style:column-width="2.1665in"/>
    </style:style>
    <style:style style:family="table-column" style:name="co3">
      <style:table-column-properties fo:break-before="auto" style:column-width="2.039in"/>
    </style:style>
    <style:style style:family="table-column" style:name="co4">
      <style:table-column-properties fo:break-before="auto" style:column-width="3.698in"/>
    </style:style>
    <style:style style:family="table-column" style:name="co5">
      <style:table-column-properties fo:break-before="auto" style:column-width="0.8957in"/>
    </style:style>
    <style:style style:family="table-column" style:name="co6">
      <style:table-column-properties fo:break-before="auto" style:column-width="0.75in"/>
    </style:style>
    <style:style style:family="table-row" style:name="ro1">
      <style:table-row-properties fo:break-before="auto" style:row-height="0.1827in" style:use-optimal-row-height="true"/>
    </style:style>
    <style:style style:family="table-row" style:name="ro2">
      <style:table-row-properties fo:break-before="auto" style:row-height="0.5602in" style:use-optimal-row-height="false"/>
    </style:style>
    <style:style style:family="table" style:master-page-name="mp1" style:name="ta1">
      <style:table-properties style:writing-mode="lr-tb" table:display="true"/>
    </style:style>
    <number:date-style number:automatic-order="true" style:name="N37">
      <number:month number:style="long"/>
      <number:text>/</number:text>
      <number:day number:style="long"/>
      <number:text>/</number:text>
      <number:year/>
    </number:date-style>
    <style:style style:data-style-name="N0" style:family="table-cell" style:name="ce1" style:parent-style-name="Default">
      <style:table-cell-properties style:repeat-content="false" style:text-align-source="fix" style:vertical-align="middle"/>
      <style:paragraph-properties fo:text-align="center"/>
    </style:style>
    <style:style style:data-style-name="N0" style:family="table-cell" style:name="ce2" style:parent-style-name="Default"/>
    <style:style style:data-style-name="N0" style:family="table-cell" style:name="ce3" style:parent-style-name="Default">
      <style:table-cell-properties fo:background-color="#ffffff" fo:border-bottom="none" fo:border-left="0.0008in solid #000000" fo:border-right="none" fo:border-top="0.0008in solid #000000" style:repeat-content="false" style:text-align-source="fix" style:vertical-align="middle"/>
      <style:paragraph-properties fo:margin-left="0in" fo:text-align="start"/>
      <style:text-properties fo:font-weight="bold" style:font-name="Calibri" style:font-name-asian="Calibri" style:font-name-complex="Calibri" style:font-weight-asian="bold" style:font-weight-complex="bold"/>
    </style:style>
    <style:style style:data-style-name="N0" style:family="table-cell" style:name="ce4" style:parent-style-name="Default">
      <style:table-cell-properties fo:background-color="#ffffff" fo:border-bottom="none" fo:border-left="0.0008in solid #000000" fo:border-right="none" fo:border-top="none" style:repeat-content="false" style:text-align-source="fix" style:vertical-align="middle"/>
      <style:paragraph-properties fo:margin-left="0in" fo:text-align="start"/>
      <style:text-properties fo:font-weight="bold" style:font-name="Calibri" style:font-name-asian="Calibri" style:font-name-complex="Calibri" style:font-weight-asian="bold" style:font-weight-complex="bold"/>
    </style:style>
    <style:style style:data-style-name="N0" style:family="table-cell" style:name="ce5" style:parent-style-name="Default">
      <style:table-cell-properties fo:background-color="#ffffff" fo:border-bottom="0.0008in solid #000000" fo:border-left="0.0008in solid #000000" fo:border-right="none" fo:border-top="none" style:repeat-content="false" style:text-align-source="fix" style:vertical-align="middle"/>
      <style:paragraph-properties fo:margin-left="0in" fo:text-align="start"/>
      <style:text-properties fo:font-weight="bold" style:font-name="Calibri" style:font-name-asian="Calibri" style:font-name-complex="Calibri" style:font-weight-asian="bold" style:font-weight-complex="bold"/>
    </style:style>
    <style:style style:data-style-name="N0" style:family="table-cell" style:name="ce6" style:parent-style-name="Default">
      <style:table-cell-properties fo:background-color="#ffff00" fo:border="0.0008in solid #000000" style:repeat-content="false" style:text-align-source="fix" style:vertical-align="automatic"/>
      <style:paragraph-properties fo:text-align="center"/>
    </style:style>
    <style:style style:data-style-name="N0" style:family="table-cell" style:name="ce7" style:parent-style-name="Default">
      <style:table-cell-properties fo:border="0.0008in solid #000000" style:repeat-content="false" style:text-align-source="fix" style:vertical-align="automatic"/>
      <style:paragraph-properties fo:text-align="center"/>
    </style:style>
    <style:style style:data-style-name="N0" style:family="table-cell" style:name="ce8" style:parent-style-name="Default">
      <style:table-cell-properties style:repeat-content="false" style:text-align-source="fix" style:vertical-align="middle"/>
      <style:paragraph-properties fo:margin-left="0in" fo:text-align="start"/>
      <style:text-properties fo:font-size="14pt" fo:font-weight="bold" style:font-name="Calibri" style:font-name-asian="Calibri" style:font-name-complex="Calibri" style:font-size-asian="14pt" style:font-size-complex="14pt" style:font-weight-asian="bold" style:font-weight-complex="bold"/>
    </style:style>
    <style:style style:data-style-name="N0" style:family="table-cell" style:name="ce9" style:parent-style-name="SemanticAnnotation-ref-Project">
      <style:table-cell-properties fo:background-color="#ffffff" fo:border-bottom="none" fo:border-left="none" fo:border-right="none" fo:border-top="0.0008in solid #000000" style:vertical-align="middle"/>
      <style:text-properties style:font-name="Calibri" style:font-name-asian="Calibri" style:font-name-complex="Calibri"/>
    </style:style>
    <style:style style:data-style-name="N37" style:family="table-cell" style:name="ce10" style:parent-style-name="Default">
      <style:table-cell-properties fo:background-color="#ffffff" style:repeat-content="false" style:text-align-source="fix" style:vertical-align="middle"/>
      <style:paragraph-properties fo:margin-left="0in" fo:text-align="start"/>
      <style:text-properties style:font-name="Calibri" style:font-name-asian="Calibri" style:font-name-complex="Calibri"/>
    </style:style>
    <style:style style:data-style-name="N0" style:family="table-cell" style:name="ce11" style:parent-style-name="Default">
      <style:table-cell-properties fo:background-color="#ffffff" fo:border-bottom="0.0008in solid #000000" fo:border-left="none" fo:border-right="none" fo:border-top="none" style:vertical-align="middle"/>
      <style:text-properties style:font-name="Calibri" style:font-name-asian="Calibri" style:font-name-complex="Calibri"/>
    </style:style>
    <style:style style:family="table-cell" style:name="ce12" style:parent-style-name="SemanticAnnotation-ref-hr001">
      <style:table-cell-properties fo:border="0.0008in solid #000000" style:repeat-content="false" style:text-align-source="fix"/>
      <style:paragraph-properties fo:text-align="center"/>
    </style:style>
    <style:style style:data-style-name="N0" style:family="table-cell" style:name="ce13" style:parent-style-name="Default">
      <style:table-cell-properties fo:background-color="#ffffff" fo:border-bottom="none" fo:border-left="none" fo:border-right="none" fo:border-top="0.0008in solid #000000" style:vertical-align="middle"/>
    </style:style>
    <style:style style:data-style-name="N0" style:family="table-cell" style:name="ce14" style:parent-style-name="Default">
      <style:table-cell-properties fo:background-color="#ffffff" style:vertical-align="middle"/>
    </style:style>
    <style:style style:data-style-name="N0" style:family="table-cell" style:name="ce15" style:parent-style-name="Default">
      <style:table-cell-properties fo:background-color="#ffffff" fo:border-bottom="0.0008in solid #000000" fo:border-left="none" fo:border-right="none" fo:border-top="none" style:vertical-align="middle"/>
    </style:style>
    <style:style style:data-style-name="N0" style:family="table-cell" style:name="ce16" style:parent-style-name="Default">
      <style:table-cell-properties fo:background-color="#ffff00" fo:border-bottom="0.0008in solid #000000" fo:border-left="0.0008in solid #000000" fo:border-right="none" fo:border-top="0.0008in solid #000000" style:repeat-content="false" style:text-align-source="fix" style:vertical-align="automatic"/>
      <style:paragraph-properties fo:text-align="center"/>
    </style:style>
    <style:style style:family="table-cell" style:name="ce17" style:parent-style-name="SemanticAnnotation-ref-hr002">
      <style:table-cell-properties fo:border="0.0008in solid #000000" style:repeat-content="false" style:text-align-source="fix"/>
      <style:paragraph-properties fo:text-align="center"/>
    </style:style>
    <style:style style:data-style-name="N0" style:family="table-cell" style:name="ce18" style:parent-style-name="Default">
      <style:table-cell-properties fo:background-color="#ffffff" fo:wrap-option="wrap" style:repeat-content="false" style:text-align-source="fix" style:vertical-align="automatic"/>
      <style:paragraph-properties fo:margin-left="0in" fo:text-align="start"/>
      <style:text-properties fo:color="#ff0000" fo:font-size="8pt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ustos_RH" table:style-name="ta1">
        <table:table-column table:default-cell-style-name="ce2" table:style-name="co1"/>
        <table:table-column table:default-cell-style-name="ce2" table:style-name="co2"/>
        <table:table-column table:default-cell-style-name="ce2" table:style-name="co3"/>
        <table:table-column table:default-cell-style-name="ce2" table:style-name="co4"/>
        <table:table-column table:default-cell-style-name="ce2" table:number-columns-repeated="2" table:style-name="co5"/>
        <table:table-column table:default-cell-style-name="ce2" table:number-columns-repeated="1016" table:style-name="co6"/>
        <table:table-column table:default-cell-style-name="Default" table:number-columns-repeated="2" table:style-name="co6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office:value-type="string" table:style-name="ce8">
            <text:p>Custos dos Recursos Humanos do Proje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style-name="ce3">
            <text:p>Projeto:</text:p>
          </table:table-cell>
          <table:table-cell office:string-value="TCC" office:value-type="string" table:style-name="ce9">
            <text:p>TCC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 table:style-name="ce4">
            <text:p>Data:</text:p>
          </table:table-cell>
          <table:table-cell office:value-type="string" table:style-name="ce10">
            <text:p>27/07/2017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string" table:style-name="ce5">
            <text:p>Responsável:</text:p>
          </table:table-cell>
          <table:table-cell table:style-name="ce11"/>
          <table:table-cell table:style-name="ce15"/>
          <table:table-cell table:number-columns-repeated="1021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Recurso Humano</text:p>
          </table:table-cell>
          <table:table-cell office:value-type="string" table:style-name="ce16">
            <text:p>Custo (por hora)</text:p>
          </table:table-cell>
          <table:table-cell table:style-name="ce18"/>
          <table:table-cell table:number-columns-repeated="1020"/>
        </table:table-row>
        <table:table-row table:style-name="ro1">
          <table:table-cell office:string-value="Gustavo Binow" office:value="1.0" office:value-type="string" table:style-name="ce7">
            <text:p>Gustavo Binow</text:p>
          </table:table-cell>
          <table:table-cell office:value="30.0" office:value-type="float" table:style-name="ce12">
            <text:p>30.0</text:p>
          </table:table-cell>
          <table:table-cell table:style-name="ce17"/>
          <table:table-cell table:number-columns-repeated="1021"/>
        </table:table-row>
        <table:table-row table:style-name="ro1">
          <table:table-cell office:string-value="Carla Januario" office:value="2.0" office:value-type="string" table:style-name="ce7">
            <text:p>Carla Januario</text:p>
          </table:table-cell>
          <table:table-cell office:value="20.0" office:value-type="float" table:style-name="ce12">
            <text:p>20.0</text:p>
          </table:table-cell>
          <table:table-cell table:style-name="ce17"/>
          <table:table-cell table:number-columns-repeated="1021"/>
        </table:table-row>
        <table:table-row table:style-name="ro1">
          <table:table-cell office:string-value="Fulano Detal" office:value="3.0" office:value-type="string" table:style-name="ce7">
            <text:p>Fulano Detal</text:p>
          </table:table-cell>
          <table:table-cell office:value="90.0" office:value-type="float" table:style-name="ce12">
            <text:p>90.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number-rows-repeated="1048474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SemanticAnnotation-ref-Project" style:family="table-cell" style:parent-style-name="Default" style:data-style-name="N0">
      <style:table-cell-properties fo:background-color="transparent" style:vertical-align="automatic"/>
    </style:style>
    <style:style style:name="SemanticAnnotation-ref-hr001" style:family="table-cell" style:parent-style-name="Default"/>
    <style:style style:name="SemanticAnnotation-ref-hr00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7/24/2017</text:date>, <text:time>19:2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penOffice/4.1.3$Unix OpenOffice.org_project/413m1$Build-9783</meta:generator>
    <dc:creator>Gustavo Binow</dc:creator>
    <meta:creation-date>2015-04-02T10:33:50</meta:creation-date>
    <dc:date>2017-07-24T22:22:51</dc:date>
    <meta:editing-cycles>27</meta:editing-cycles>
    <meta:editing-duration>PT0.780S</meta:editing-duration>
    <meta:document-statistic meta:cell-count="8" meta:object-count="0" meta:table-count="1"/>
    <meta:user-defined meta:name="hr001">[[completeText]];instance({content},http://localhost/ontologies/SE/gep.owl#HumanResource,$hr);</meta:user-defined>
    <meta:user-defined meta:name="hr002">[[completeText]];property($hr,http://localhost/ontologies/SE/gep.owl#CostHiring,{content});</meta:user-defined>
  </office:meta>
</office:document-meta>
</file>